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style:style style:name="P15" style:family="paragraph" style:parent-style-name="Text_20_body" style:list-style-name="L13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4">
      <style:paragraph-properties fo:margin-left="0in" fo:margin-right="0in" fo:text-indent="0in" style:auto-text-indent="false" style:writing-mode="lr-tb"/>
    </style:style>
    <style:style style:name="P17" style:family="paragraph" style:parent-style-name="Text_20_body" style:list-style-name="L15">
      <style:paragraph-properties fo:margin-left="0in" fo:margin-right="0in" fo:text-indent="0in" style:auto-text-indent="false" style:writing-mode="lr-tb"/>
    </style:style>
    <style:style style:name="P18" style:family="paragraph" style:parent-style-name="Text_20_body" style:list-style-name="L16">
      <style:paragraph-properties fo:margin-left="0in" fo:margin-right="0in" fo:text-indent="0in" style:auto-text-indent="false" style:writing-mode="lr-tb"/>
    </style:style>
    <style:style style:name="P19" style:family="paragraph" style:parent-style-name="Text_20_body" style:list-style-name="L17">
      <style:paragraph-properties fo:margin-left="0in" fo:margin-right="0in" fo:text-indent="0in" style:auto-text-indent="false" style:writing-mode="lr-tb"/>
    </style:style>
    <style:style style:name="P20" style:family="paragraph" style:parent-style-name="Text_20_body" style:list-style-name="L18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Banks allow you to set or modify transaction limits for safety and convenience. This guide covers the process in India.</text:p>
      <text:h text:style-name="P1" text:outline-level="2">Steps</text:h>
      <text:list text:style-name="L17">
        <text:list-item>
          <text:p text:style-name="P19"><text:span text:style-name="Strong_20_Emphasis">Log in to Net Banking</text:span>: Access bank’s website, go to “Profile” or “Security Settings.”</text:p>
        </text:list-item>
        <text:list-item>
          <text:p text:style-name="P19"><text:span text:style-name="Strong_20_Emphasis">Select Limit Option</text:span>: Find “Transaction Limits” or “Manage Limits.”</text:p>
        </text:list-item>
        <text:list-item>
          <text:p text:style-name="P19"><text:span text:style-name="Strong_20_Emphasis">Choose Transaction Type</text:span>: Select UPI, NEFT, RTGS, IMPS, or card payments.</text:p>
        </text:list-item>
        <text:list-item>
          <text:p text:style-name="P19"><text:span text:style-name="Strong_20_Emphasis">Set New Limit</text:span>: Enter desired limit within bank’s maximum (e.g., ₹1 lakh for UPI).</text:p>
        </text:list-item>
        <text:list-item>
          <text:p text:style-name="P19"><text:span text:style-name="Strong_20_Emphasis">Verify OTP</text:span>: Confirm via OTP sent to registered mobile.</text:p>
        </text:list-item>
        <text:list-item>
          <text:p text:style-name="P19"><text:span text:style-name="Strong_20_Emphasis">Branch Option</text:span>: Visit branch, fill limit change form, submit with ID proof.</text:p>
        </text:list-item>
        <text:list-item>
          <text:p text:style-name="P19"><text:span text:style-name="Strong_20_Emphasis">Confirmation</text:span>: Changes apply within 1–2 days.</text:p>
        </text:list-item>
      </text:list>
      <text:h text:style-name="P1" text:outline-level="2">Notes</text:h>
      <text:list text:style-name="L18">
        <text:list-item>
          <text:p text:style-name="P20">Limits depend on account type (savings vs. current).</text:p>
        </text:list-item>
        <text:list-item>
          <text:p text:style-name="P20">Some banks allow changes via mobile app or customer care.</text:p>
        </text:list-item>
        <text:list-item>
          <text:p text:style-name="P20">Higher limits may require additional KYC.</text:p>
        </text:list-item>
      </text:list>
      <text:h text:style-name="P1" text:outline-level="2">Key Terms</text:h>
      <text:p text:style-name="P2">Transaction limits, net banking, UPI, NEFT, RTGS, IMPS, OTP, KYC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8T00:04:32.289336279</dc:date>
    <meta:editing-duration>PT11M18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45" meta:character-count="857" meta:non-whitespace-character-count="739"/>
  </office:meta>
</office:document-meta>
</file>